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office:value-type="string">
            <text:p>icms_file_TarFil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office:value-type="string">
            <text:p>icms_file_ZipFil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office:value-type="string">
            <text:p>icms_data_comment_Render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office:value-type="string">
            <text:p>icms_view_Breadcrumb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office:value-type="string">
            <text:p>icms_feeds_Rs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office:value-type="string">
            <text:p>icms_preload_Libraries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office:value-type="string">
            <text:p>icms_view_Printerfriendl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office:value-type="string">
            <text:p>icms_feeds_Simplers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office:value-type="string">
            <text:p>icms_core_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office:value-type="string">
            <text:p>icms_view_PageNav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office:value-type="string">
            <text:p>icms_plugins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office:value-type="string">
            <text:p>icms_plugins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office:value-type="string">
            <text:p>icms_file_TarDownload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office:value-type="string">
            <text:p>icms_plugins_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Default"/>
          <table:table-cell table:style-name="ce1" office:value-type="string">
            <text:p>* multiple unrleated methods, still some to refacto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office:value-type="string">
            <text:p>icms_view_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office:value-type="string">
            <text:p>icms_ipf_form_Bas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ipf_form_Sec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office:value-type="string">
            <text:p>icms_ipf_form_elements_Autocomplet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office:value-type="string">
            <text:p>icms_ipf_form_elements_Richfi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office:value-type="string">
            <text:p>icms_ipf_form_elements_Sec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office:value-type="string">
            <text:p>icms_ipf_form_elements_Sec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office:value-type="string">
            <text:p>icms_ipf_form_elements_Sourc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office:value-type="string">
            <text:p>icms_ipf_form_elements_Urllink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3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3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Default"/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3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Default"/>
          <table:table-cell table:style-name="ce1" office:value-type="string">
            <text:p>needs to be refactored to be a clas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</text:p>
          </table:table-cell>
          <table:table-cell office:value-type="string">
            <text:p>icms_data_rank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Handler</text:p>
          </table:table-cell>
          <table:table-cell office:value-type="string">
            <text:p>icms_data_rank_Handler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</text:p>
          </table:table-cell>
          <table:table-cell office:value-type="string">
            <text:p>Unnecessary – use 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Handler</text:p>
          </table:table-cell>
          <table:table-cell office:value-type="string">
            <text:p>unnecessary – use icms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office:value-type="string">
            <text:p>icms_image_se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office:value-type="string">
            <text:p>icms_image_se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 table:display-filter-buttons="true">
          <table:filter>
            <table:filter-or>
              <table:filter-condition table:field-number="3" table:value="* multiple unrleated methods, still some to refactor" table:operator="="/>
              <table:filter-condition table:field-number="3" table:value="DEPRECATED" table:operator="="/>
              <table:filter-condition table:field-number="3" table:value="deprecated, combined with icms_core_Logger" table:operator="="/>
              <table:filter-condition table:field-number="3" table:value="moved in icms/form/captcha" table:operator="="/>
              <table:filter-condition table:field-number="3" table:value="Moved to /libraries/xml/" table:operator="="/>
              <table:filter-condition table:field-number="3" table:value="needs to be refactored to be a class" table:operator="="/>
              <table:filter-condition table:field-number="3" table:value="NOT NEEDED ANYMORE" table:operator="="/>
              <table:filter-condition table:field-number="3" table:value="only the news module uses it, right ?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5">12/05/2010</text:date>, <text:time>15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dc:creator>Steve </dc:creator>
    <meta:creation-date>2010-06-21T13:55:45Z</meta:creation-date>
    <dc:date>2010-12-05T15:34:24</dc:date>
    <meta:editing-cycles>58</meta:editing-cycles>
    <meta:editing-duration>PT00H44M25S</meta:editing-duration>
    <meta:document-statistic meta:table-count="1" meta:cell-count="957" meta:object-count="0"/>
  </office:meta>
</office:document-meta>
</file>